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8pt" fo:font-weight="bold" style:font-size-asian="18pt" style:font-weight-asian="bold" style:font-size-complex="18pt" style:font-weight-complex="bold"/>
    </style:style>
    <style:style style:name="P9" style:family="paragraph" style:parent-style-name="Standard" style:list-style-name="L1"/>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list-style-name="L2"/>
    <style:style style:name="P12" style:family="paragraph" style:parent-style-name="Standard" style:list-style-name="L3">
      <style:text-properties fo:font-size="14pt" style:text-underline-style="none" fo:font-weight="normal" style:font-size-asian="14pt" style:font-weight-asian="normal" style:font-size-complex="14pt" style:font-weight-complex="normal"/>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weight="bold" style:font-weight-asian="bold" style:font-weight-complex="bold"/>
    </style:style>
    <style:style style:name="T1" style:family="text">
      <style:text-properties style:text-underline-style="none"/>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siciones de Implementacion</text:p>
      <text:p text:style-name="P8"/>
      <text:p text:style-name="P4">Debido a que la problemática que presentan las distintas entidades del dominio son diferentes, se utilizaram distintos tipo de organizaciones y estructuras de datos de acuerdo a la entidad. </text:p>
      <text:p text:style-name="P6"/>
      <text:p text:style-name="P4">Aparte del ID de cada entidad, se introducira uno numerico (entero). De esta manera se lograra una mejor performance en busquedas, una implementacion mas sencilla de los algoritmos de las estructuras de archivos.</text:p>
      <text:p text:style-name="P4">Ademas solucionaria problemas de tamaño de almacenamiento dados por almacenar entidades enteras dentro de otra entidad que las referencia, como es el caso de votante que contienen elecciones indefinidas.</text:p>
      <text:p text:style-name="P4">Tanto el ID que agregamos nosotros, como el identificador de la clase (x ej en votante el DNI), no podran tener duplicados. Por eso al realizar cualquier alta o modificacion, se deberá comprobar que sean unicos (unicidad??).</text:p>
      <text:p text:style-name="P4"/>
      <text:p text:style-name="P4">Las bajas seran fisicas y se deberan borrar todas las refencias hacia la instancia que estemos eliminando.</text:p>
      <text:p text:style-name="P4"/>
      <text:p text:style-name="P4">Si se cambia el identificador (o parte de el) de una instancia particular de cualquier tipo de entidad, antes de eso se deberan actualizar los indices que relacionen la clave autonumerica con el identificador de la instancia, modificando este ultimo con el nuevo valor. Lo mismo si se borra una entidad, primero se actualizan los indices y luego se elimina.</text:p>
      <text:p text:style-name="P4"/>
      <text:p text:style-name="P4">Nueva definicion de las entidades: </text:p>
      <text:p text:style-name="P4"/>
      <text:p text:style-name="P4">Distrito (id, (distrito)i) </text:p>
      <text:p text:style-name="P4">Votante (id, (DNI)i, NombreyApellido, clave, domicilio, (idDistrito)ie, ((idEleccion)ie)*) </text:p>
      <text:p text:style-name="P4">Eleccion (id, (fecha, (idCargo)ie)i, ((idDistrito)ie)+) </text:p>
      <text:p text:style-name="P4">Lista (id<text:span text:style-name="T1">, ((idEleccion)ie, n</text:span>ombre)i) </text:p>
      <text:p text:style-name="P4">Conteo (id, ((idLista)ie, (idDistrito)ie, (idEleccion)ie)i, cantidad) </text:p>
      <text:p text:style-name="P4">Candidato (id, ((idLista)ie, (idVotante)ie, (idCargo)ie)i) </text:p>
      <text:p text:style-name="P4">Cargo (id, (cargo)i, (cargo)*) </text:p>
      <text:p text:style-name="P4">Administrador (id, (usuario)i, clave) </text:p>
      <text:p text:style-name="P4"/>
      <text:p text:style-name="P4">Del analisis de las anteriores, llegamos a la conclucion de que existen dos grupos que utilizaran organizaciones de archivo diferentes. A continuacion enumeran las entidades separadas por grupo, y se caracterizan las organizaciones que usaran cada uno.</text:p>
      <text:p text:style-name="P4"/>
      <text:p text:style-name="P4"/>
      <text:p text:style-name="P4"/>
      <text:p text:style-name="P4"><text:soft-page-break/><text:span text:style-name="T3">Entidades que usaran Archivos por Bloques con Registros de Tamaño Fijos: </text:span>Lista, <text:s/>Distrito, Conteo, Candidato y Administrador</text:p>
      <text:p text:style-name="P4"/>
      <text:p text:style-name="P4"><text:span text:style-name="T3">ACLARACION PARA Q SE ENTIENDA: </text:span>Los bloques deberán tener un tamaño fijo, </text:p>
      <text:p text:style-name="P4">ahora podremos optar por dos tipos de registros, de tamaño fijo y variable. Voy a caracterizar al registro de tamaño fijo, por si habia alguna duda.</text:p>
      <text:p text:style-name="P4">Registros de longitud fija: Se fija el numero de bytes del registro pero fijar este tamaño no implica de ninguna manera que los tamaños o el numero de campos deben ser fijos(Solo estara limitado de la misma forma que el tamaño de un bloque limita al registro). (Sic Flok) De hecho se usan mucho como recipiente de un numero variable de campos de longitud variable, esto se refiere a campos variables acotados a un maximo.</text:p>
      <text:p text:style-name="P4">Tiene la contra de que se puede desperdiciar bytes por cada registro. </text:p>
      <text:p text:style-name="P4">Tiene como ventaja q no hay fragmentacion de espacio dentro de los bloques, ya q siempre hay lugar para un registro si se borra uno. Por esto ademas no es necesario reoordenar el bloque como en el caso de registros variables para compactar los datos al hacer una eliminacion, como si seria el caso de registros variables si no se quiere fragmentacion interna del bloque.</text:p>
      <text:p text:style-name="P4">Los que hablamos los 3 integrantes del grupo q estaban presente hoy, es que si manejamos las cosas con registros de tamaño variable, y por ejemplo se elimina un registro chiquito entre medio de dos, o habria que perder el lugar que queda si no se logra insertar uno de ese tamaño o menor, o habria que comprobar luego de cada baja si se necesita compactar. Mas aun, si se modifica un registro q esta entre medio de dos y se agranda uno de los campos, habria que tener cuidado de primero correr el registro q esta a continuacion para no sobreescribir parte del siguiente registro.</text:p>
      <text:p text:style-name="P4">Todas esas cosas se solucionan si usamos registros de tamaño fijo. Por ejemplo siempre podran crecer los campos hasta su tamaño maximo sin preocuparnos por el siguiente registro, ya el espacio del regsitro estara calculado para esto. Ademas si damos de baja un registro, quedara un espacio para q entre otro registro sin la necesidad de reorganizar el bloque. <text:s/>Incluso si quicieramos reorganizarlos para tenerlos orgenados, esta reorganizacion seria mas facil y solo se daria en las bajas y no en las actualizaciones. </text:p>
      <text:p text:style-name="P4">En resumen se puede desperdiciar espacio pero creo q se gana en acceso a disco x reorganizacion que es lo mas caro y es por eso q elegimos usar registros de tamaño fijo. Ahora falta que el ayudante nos lo deje usar.</text:p>
      <text:p text:style-name="P1">TERMINA ACLARACION</text:p>
      <text:p text:style-name="P4"/>
      <text:p text:style-name="P4">Los archivos se organizarán en bloques de tamaño fijo. Los registros tendrán tamaño fijo, este tamaño fijo estará dado por la suma del tamaño de los campos fijos mas la de los maximos estipulados para los campos variables. Por ende el tamaño de registro será fijo pero dependerá del tipo de entidad. De lo anterior surge que un bloque almacenará un cantidad de registros q variara por entidad, ya que el registro de Distrito será mas chico que el de Lista. Podrá haber un desperdicio por registro, pero se ahorrará en reorganizacion de registros en el bloque e indices. Esto ayudara a tratar <text:soft-page-break/>a entidades de similares caracteristicas de manera unificada y concentrar los esfuerzos en optimizar performance en acceso a disco, en todas las entidades al mismo tiempo.</text:p>
      <text:p text:style-name="P4"/>
      <text:p text:style-name="P4">Al eliminar un registro, se lo marca como eliminado y se borra de la lista</text:p>
      <text:p text:style-name="P4">de par clave autonumerica, identificador. </text:p>
      <text:p text:style-name="P4">Los bloques deben tener un campo de control q indique cuantos registros contiene ocupados.</text:p>
      <text:p text:style-name="P4"/>
      <text:p text:style-name="P4">Las busquedas de una instancia de una entidad determinada dentro de el archivo por bloques, que tambien se utilizara en las altas, bajas y modificacion se realizaran mediante Hash Extensible. </text:p>
      <text:p text:style-name="P4"/>
      <text:p text:style-name="P4">VER DE Q ME SIRVE TENER UNA CLAVE AUTONUMERICA, Y VER COMO USAR ESTA CLAVE Y EL ID PROPIO DE LA CLASE, POR LO Q VI EN UNA DIAPO DICE: La funcion dispercion se utiliza para acceder a una tabla (archivo) de direcciones de cubetas o de dispersion. De tanto en tanto, cuando se agrega una cubeta al archivo la tabla de dispersion se duplica. (Esto lo explicaron en clases, buscar info en internet)</text:p>
      <text:p text:style-name="P4"/>
      <text:p text:style-name="P1"/>
      <text:p text:style-name="P1">Entidades que usaran Archivos con Registros de Tamaño Variable:</text:p>
      <text:p text:style-name="P4">(Esta organización no usa bloques como contenedores, solo registros de tamaño variable, escritos uno a continuacion del otro)</text:p>
      <text:p text:style-name="P4">Cargo</text:p>
      <text:p text:style-name="P4"/>
      <text:p text:style-name="P4">Las busquedas, altas, bajas y modificacion estaran organizadas mediante un arbol B+ como indice.</text:p>
      <text:p text:style-name="P4"/>
      <text:p text:style-name="P4">Solo queda analizar las entidades Votante y Eleccion. Para estos se guardará una referencia a una posicion dentro de un Archivo de <text:s/>VotanteEleccion/EleccionDistrito que tenga registros variables de elecciones/distritos. De esta manera Votante y Eleccion pasarian a ser guardados en archivo en bloque con registros de tamaño fijo usando Hash Extensible y VotanteEleccion/EleccionRegistro utilizarian Archivo de Registros con tamaño variables, usando indices B+.</text:p>
      <text:p text:style-name="P1"/>
      <text:p text:style-name="P4">Votante (id, (DNI)i, NombreyApellido, clave, domicilio, (idDistrito)ie, ((idVotanteEleccion)ie)) </text:p>
      <text:p text:style-name="P4">VotanteEleccion (id, ((idEleccion)ie)*) </text:p>
      <text:p text:style-name="P4"/>
      <text:p text:style-name="P4">Eleccion (id, (fecha, (idCargo)ie)i, ((idEleccionDistrito)ie)+) </text:p>
      <text:p text:style-name="P4">EleccionDistrito (id, ((idDistrito)ie)+) </text:p>
      <text:p text:style-name="P1"/>
      <text:p text:style-name="P1"/>
      <text:p text:style-name="P1"/>
      <text:p text:style-name="P1"><text:soft-page-break/>--------------------------------------------------------------------------</text:p>
      <text:p text:style-name="P7">DE ACA PARA ABAJO NO TRATA LA ORGANIZACION DE ARCHIVOS EN SI</text:p>
      <text:p text:style-name="Standard"/>
      <text:p text:style-name="P5">Que cantidad de registros de fija, deberian entrar en un bloque???</text:p>
      <text:p text:style-name="P5"/>
      <text:p text:style-name="P5"/>
      <text:p text:style-name="P5">Se puede usar un una librería de parser XML, que sea de terceros para las confguraciones?? NO USAR LIBRERIAS DE TERCEROS YA QUE DIJO QUE EN C++ PUEDEN LLEVAR MAS TIEMPO USARLAS Q HACER ALGO NOSOTROS.</text:p>
      <text:p text:style-name="Standard"/>
      <text:p text:style-name="Standard"/>
      <text:p text:style-name="P7">PREGUNTAR AL AYUDANTE SI EL PROGRAMA SE QUEDA EJECUTANDO EN UN LOOP INFINITO HASTA Q SE PRESIONA ESC O OTRA TECLA, O ES UN COMANDO POR ACCION???</text:p>
      <text:p text:style-name="Standard"/>
      <text:p text:style-name="Standard"/>
      <text:p text:style-name="P8">Aclaraciones del dominio:</text:p>
      <text:p text:style-name="P8"/>
      <text:list xml:id="list1100592961" text:style-name="L1">
        <text:list-item>
          <text:p text:style-name="P9">Se vota una sola lista, en la eleccion se va a tener una referencia a un solo cargo, es el primer cargo q se elige.</text:p>
        </text:list-item>
        <text:list-item>
          <text:p text:style-name="P9">Si en una eleccion hay cargo1, cargo2, cargo3, solo se muestra en la elecccion el cargo de mayor jerarquia.</text:p>
        </text:list-item>
        <text:list-item>
          <text:p text:style-name="P9">En todos los districtos donde se lleva la eleccion. Es intendente q se vota en buenos aires. O sea el cargo va a ser ´Intendente de Buenos Aires´.</text:p>
        </text:list-item>
        <text:list-item>
          <text:p text:style-name="P9">El votante pertenece a un districto.</text:p>
        </text:list-item>
        <text:list-item>
          <text:p text:style-name="P9">La eleccion esta relacionada con un o mas districtos.</text:p>
        </text:list-item>
        <text:list-item>
          <text:p text:style-name="P9">Un votante puede participar de muchas elecciones y una eleccion tiene muchos votantes.</text:p>
        </text:list-item>
        <text:list-item>
          <text:p text:style-name="P9">La lista pertenece a una elecccion.</text:p>
        </text:list-item>
      </text:list>
      <text:p text:style-name="Standard"/>
      <text:p text:style-name="P10">Informes por eleccion: </text:p>
      <text:list xml:id="list924147993" text:style-name="L2">
        <text:list-item>
          <text:p text:style-name="P11">Votos por cada lista en esa eleccion.</text:p>
        </text:list-item>
        <text:list-item>
          <text:p text:style-name="P11">Por distrito: en ese distrito, tuve tales elecciones y hubo tal ganador por eleccion.</text:p>
        </text:list-item>
        <text:list-item>
          <text:p text:style-name="P11">Por Lista: candidatos de la lista y resultados por lista </text:p>
        </text:list-item>
      </text:list>
      <text:p text:style-name="Standard"/>
      <text:p text:style-name="Standard">Modulo votante automatico</text:p>
      <text:p text:style-name="Standard">Modulo Administrador para carga inicial</text:p>
      <text:p text:style-name="Standard"/>
      <text:p text:style-name="Standard">La entrega son 5 semanas desde el 14 de Septiembre</text:p>
      <text:p text:style-name="Standard"/>
      <text:p text:style-name="P1">Arquitectura del Log de Acciones:</text:p>
      <text:p text:style-name="P1"/>
      <text:p text:style-name="P4">Ademas se va a logguear Acceso, Acceso Fallido, voto, voto ingresado, cambio de voto. Debido a que esta entidad debera loguear otras acciones, necesitaremos que de una clase VotanteLogueable que herede de Logueble y el Votante herede de VotanteLogueable</text:p>
      <text:p text:style-name="P4"/>
      <text:p text:style-name="Standard"><text:span text:style-name="T2">Formato del archivo de log de acciones: </text:span>&lt;Fecha&gt;, &lt;Entidad&gt;,&lt;Accion&gt;,&lt;Descripcion&gt; <text:soft-page-break/>(nueva linea)</text:p>
      <text:p text:style-name="Standard"/>
      <text:p text:style-name="P1">NOTA: O podemos usar Logger.Log(nombreClase, accion, descripcion)</text:p>
      <text:p text:style-name="P1"/>
      <text:p text:style-name="P4">public void ::Votante Alta(){</text:p>
      <text:p text:style-name="P4"><text:tab/>….</text:p>
      <text:p text:style-name="P4"><text:tab/>this.LogAlta();</text:p>
      <text:p text:style-name="P4">}</text:p>
      <text:p text:style-name="P4"/>
      <text:p text:style-name="P4">public void ::Votante LogAlta()</text:p>
      <text:p text:style-name="P4">{</text:p>
      <text:p text:style-name="P4"><text:tab/>Logger.Log(this.className, ¨Alta¨, ¨Se dio de alta ….¨</text:p>
      <text:p text:style-name="P4">}</text:p>
      <text:p text:style-name="P4"/>
      <text:p text:style-name="P4">Utilizando herencia y metodos virtuales, creo q podemos tratar a un Votante, Distritos, etc como un Logueable y al momento de hacer Logger::Alta(obj) si obj es de tipo Votante adentro de Log llame a obj.GetClass name de Votante y no al de la clase padre.</text:p>
      <text:p text:style-name="Standard"/>
      <text:p text:style-name="P1">Archivo de Configuracion:</text:p>
      <text:p text:style-name="Standard"/>
      <text:p text:style-name="Standard">&lt;Prefijo&gt;; &lt;Valor&gt;;</text:p>
      <text:p text:style-name="Standard"/>
      <text:p text:style-name="Standard">Prefijo es un valor q no va a cambiar, ej: ArchivoVotantes y valor es la ruta del archivo por ejemplo</text:p>
      <text:p text:style-name="Standard"/>
      <text:p text:style-name="Standard"/>
      <text:p text:style-name="P2">CONSULTAS A AYUDANTE:</text:p>
      <text:p text:style-name="P3"/>
      <text:list xml:id="list436500637" text:style-name="L3">
        <text:list-item>
          <text:p text:style-name="P12">El atributo clave en la entidad Votante que representa, es un entero o un string??</text:p>
        </text:list-item>
        <text:list-item>
          <text:p text:style-name="P12">Por lo q veo en el modelo una lista esta asociada con una y solo una eleccion en particular</text:p>
          <text:p text:style-name="P12"/>
        </text:list-item>
      </text:list>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cundo </meta:initial-creator>
    <meta:creation-date>2011-09-14T19:50:01</meta:creation-date>
    <dc:date>2011-09-29T05:15:30</dc:date>
    <dc:creator>Facundo </dc:creator>
    <meta:editing-duration>PT6H32M49S</meta:editing-duration>
    <meta:editing-cycles>108</meta:editing-cycles>
    <meta:generator>LibreOffice/3.3$Unix LibreOffice_project/330m19$Build-301</meta:generator>
    <meta:document-statistic meta:table-count="0" meta:image-count="0" meta:object-count="0" meta:page-count="5" meta:paragraph-count="82" meta:word-count="1571" meta:character-count="9754"/>
  </office:meta>
</office:document-meta>
</file>